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9.271cm" svg:x="2.01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016cm" svg:x="2.01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272cm" svg:height="2.54cm" svg:x="2.27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18cm" svg:height="2.667cm" svg:x="2.397cm" svg:y="10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18cm" svg:height="2.413cm" svg:x="2.397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18.653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17.51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16.24cm" svg:y="5.5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21cm" svg:y1="6.334cm" svg:x2="10.906cm" svg:y2="17.129cm">
          <text:p/>
        </draw:line>
        <draw:frame draw:style-name="gr3" draw:layer="layout" svg:width="8.283cm" svg:height="1.675cm" svg:x="9.255cm" svg:y="17.51cm">
          <draw:text-box>
            <text:p>Bookmarks for the different </text:p>
            <text:p>Configuration sections</text:p>
          </draw:text-box>
        </draw:frame>
        <draw:line draw:style-name="gr2" draw:text-style-name="P1" draw:layer="layout" svg:x1="18.145cm" svg:y1="6.08cm" svg:x2="12.684cm" svg:y2="17.129cm">
          <text:p/>
        </draw:line>
        <draw:line draw:style-name="gr2" draw:text-style-name="P1" draw:layer="layout" svg:x1="19.161cm" svg:y1="6.08cm" svg:x2="15.478cm" svg:y2="17.129cm">
          <text:p/>
        </draw:line>
        <draw:custom-shape draw:style-name="gr1" draw:text-style-name="P1" draw:layer="layout" svg:width="0.508cm" svg:height="9.271cm" svg:x="19.288cm" svg:y="6.58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669cm" svg:y1="13.192cm" svg:x2="18.653cm" svg:y2="21.574cm">
          <text:p/>
        </draw:line>
        <draw:frame draw:style-name="gr4" draw:layer="layout" svg:width="2.794cm" svg:height="1.016cm" svg:x="17.129cm" svg:y="21.828cm">
          <draw:text-box>
            <text:p>Text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1:11:29.49</meta:creation-date>
    <dc:date>2012-06-30T11:16:19.45</dc:date>
    <meta:editing-duration>P0D</meta:editing-duration>
    <meta:editing-cycles>1</meta:editing-cycles>
    <meta:document-statistic meta:object-count="15"/>
    <meta:generator>LibreOffice/3.5$Windows_x86 LibreOffice_project/235ab8a-3802056-4a8fed3-2d66ea8-e241b80</meta:generator>
  </office:meta>
</office:document-meta>
</file>